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23B0000017A4FB1B2CB7A671CA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107cm" svg:height="10cm" svg:x="1.761cm" svg:y="1.493cm">
          <draw:image xlink:href="Pictures/100002010000023B0000017A4FB1B2CB7A671CA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04T10:39:47.607766336</meta:creation-date>
    <meta:generator>LibreOffice/6.0.7.3$Linux_X86_64 LibreOffice_project/00m0$Build-3</meta:generator>
    <dc:date>2021-09-04T10:56:59.425852297</dc:date>
    <meta:editing-duration>PT17M12S</meta:editing-duration>
    <meta:editing-cycles>1</meta:editing-cycles>
    <meta:document-statistic meta:object-count="1"/>
  </office:meta>
</office:document-meta>
</file>